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ext_20_body">Create &amp; maintain non-sensitive data account Make non-sensitive account the primary account on your computer Hide/protect your password manager Check your rights about disclosure of inform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